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05cm" fo:min-width="2.6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84cm" fo:min-width="2.682cm"/>
    </style:style>
    <style:style style:name="gr7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55cm"/>
    </style:style>
    <style:style style:name="gr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0.8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0.6cm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0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35cm" fo:min-width="2.6cm"/>
    </style:style>
    <style:style style:name="gr1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cm" svg:height="1.2cm" svg:x="1.2cm" svg:y="1.3cm">
          <draw:text-box>
            <text:p>Stack <text:tab/><text:tab/><text:tab/><text:tab/>Heap<text:tab/><text:tab/><text:tab/><text:tab/>Method Area</text:p>
          </draw:text-box>
        </draw:frame>
        <draw:frame draw:style-name="gr2" draw:text-style-name="P1" draw:layer="layout" svg:width="1.1cm" svg:height="0.962cm" svg:x="1.7cm" svg:y="13.638cm">
          <draw:text-box>
            <text:p>t1</text:p>
          </draw:text-box>
        </draw:frame>
        <draw:frame draw:style-name="gr3" draw:text-style-name="P1" draw:layer="layout" svg:width="2.6cm" svg:height="3.7cm" svg:x="7.4cm" svg:y="3.2cm">
          <draw:text-box>
            <text:p>CP</text:p>
            <text:p>Tank</text:p>
            <text:p>10</text:p>
          </draw:text-box>
        </draw:frame>
        <draw:custom-shape draw:style-name="gr4" draw:text-style-name="P2" xml:id="id1" draw:id="id1" draw:layer="layout" svg:width="3.1cm" svg:height="3.3cm" svg:x="6.9cm" svg:y="3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813cm" svg:y1="4.066cm" svg:x2="6.9cm" svg:y2="4.65cm" draw:end-shape="id1" svg:d="M2813 4066l4087 584" svg:viewBox="0 0 4088 585">
          <text:p/>
        </draw:connector>
        <draw:frame draw:style-name="gr2" draw:text-style-name="P1" draw:layer="layout" svg:width="1.2cm" svg:height="0.962cm" svg:x="1.6cm" svg:y="7.8cm">
          <draw:text-box>
            <text:p>t2</text:p>
          </draw:text-box>
        </draw:frame>
        <draw:custom-shape draw:style-name="gr6" draw:text-style-name="P2" xml:id="id2" draw:id="id2" draw:layer="layout" svg:width="4.5cm" svg:height="3.3cm" svg:x="13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3cm" svg:height="1.7cm" svg:x="14.6cm" svg:y="3.8cm">
          <draw:text-box>
            <text:p>Class Tank{...}</text:p>
          </draw:text-box>
        </draw:frame>
        <draw:connector draw:style-name="gr5" draw:text-style-name="P3" draw:layer="layout" draw:type="line" svg:x1="10cm" svg:y1="4.65cm" svg:x2="13.8cm" svg:y2="4.65cm" draw:start-shape="id1" draw:start-glue-point="1" draw:end-shape="id2" draw:end-glue-point="6" svg:d="M10000 4650h3800" svg:viewBox="0 0 3801 1">
          <text:p/>
        </draw:connector>
        <draw:frame draw:style-name="gr8" draw:text-style-name="P1" draw:layer="layout" svg:width="2.9cm" svg:height="2.8cm" svg:x="7.1cm" svg:y="7.4cm">
          <draw:text-box>
            <text:p/>
          </draw:text-box>
        </draw:frame>
        <draw:custom-shape draw:style-name="gr4" draw:text-style-name="P2" xml:id="id3" draw:id="id3" draw:layer="layout" svg:width="3.1cm" svg:height="3.3cm" svg:x="6.9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6cm" svg:height="3.7cm" svg:x="7.2cm" svg:y="7.4cm">
          <draw:text-box>
            <text:p>CP</text:p>
            <text:p>Tank</text:p>
            <text:p>20</text:p>
          </draw:text-box>
        </draw:frame>
        <draw:connector draw:style-name="gr5" draw:text-style-name="P3" draw:layer="layout" draw:type="line" svg:x1="2.701cm" svg:y1="8.327cm" svg:x2="6.9cm" svg:y2="8.95cm" draw:end-shape="id3" draw:end-glue-point="3" svg:d="M2701 8327l4199 623" svg:viewBox="0 0 4200 624">
          <text:p/>
        </draw:connector>
        <draw:connector draw:style-name="gr5" draw:text-style-name="P3" draw:layer="layout" draw:type="line" svg:x1="10cm" svg:y1="8.95cm" svg:x2="14.459cm" svg:y2="5.817cm" draw:start-shape="id3" draw:start-glue-point="1" draw:end-shape="id2" draw:end-glue-point="7" svg:d="M10000 8950l4459-3133" svg:viewBox="0 0 4460 3134">
          <text:p/>
        </draw:connector>
        <draw:frame draw:style-name="gr9" draw:text-style-name="P1" draw:layer="layout" svg:width="8.9cm" svg:height="2.384cm" svg:x="0.9cm" svg:y="2.1cm">
          <draw:text-box>
            <text:p>Tank t1 = new Tank(10);</text:p>
          </draw:text-box>
        </draw:frame>
        <draw:frame draw:style-name="gr9" draw:text-style-name="P1" draw:layer="layout" svg:width="8.9cm" svg:height="2.384cm" svg:x="0.9cm" svg:y="6.4cm">
          <draw:text-box>
            <text:p>Tank t1 = new Tank(20);</text:p>
          </draw:text-box>
        </draw:frame>
        <draw:custom-shape draw:style-name="gr10" draw:text-style-name="P2" draw:layer="layout" svg:width="1.3cm" svg:height="1.2cm" svg:x="1.5cm" svg:y="3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1cm" svg:height="1.2cm" svg:x="1.6cm" svg:y="7.8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5.5cm" svg:height="1cm" svg:x="1.3cm" svg:y="11.4cm">
          <draw:text-box>
            <text:p>t1 = t2</text:p>
          </draw:text-box>
        </draw:frame>
        <draw:custom-shape draw:style-name="gr10" draw:text-style-name="P2" xml:id="id6" draw:id="id6" draw:layer="layout" svg:width="1.3cm" svg:height="1.2cm" svg:x="1.6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1cm" svg:height="3.3cm" svg:x="6.8cm" svg:y="12.7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1cm" svg:height="0.962cm" svg:x="1.454cm" svg:y="3.804cm">
          <draw:text-box>
            <text:p>t1</text:p>
          </draw:text-box>
        </draw:frame>
        <draw:frame draw:style-name="gr13" draw:text-style-name="P1" draw:layer="layout" svg:width="2.6cm" svg:height="2.456cm" svg:x="7cm" svg:y="13.2cm">
          <draw:text-box>
            <text:p>CP</text:p>
            <text:p>Tank</text:p>
            <text:p>10</text:p>
          </draw:text-box>
        </draw:frame>
        <draw:connector draw:style-name="gr5" draw:text-style-name="P3" xml:id="id16" draw:id="id16" draw:layer="layout" draw:type="line" svg:x1="14.459cm" svg:y1="5.817cm" svg:x2="14.459cm" svg:y2="5.817cm" draw:start-shape="id2" draw:start-glue-point="7" draw:end-shape="id2" draw:end-glue-point="7" svg:d="M14459 5817z" svg:viewBox="0 0 1 1">
          <text:p/>
        </draw:connector>
        <draw:connector draw:style-name="gr5" draw:text-style-name="P3" draw:layer="layout" draw:type="line" svg:x1="9.9cm" svg:y1="14.35cm" svg:x2="16.05cm" svg:y2="6.3cm" draw:start-shape="id4" draw:start-glue-point="1" draw:end-shape="id2" draw:end-glue-point="8" svg:d="M9900 14350l6150-8050" svg:viewBox="0 0 6151 8051">
          <text:p/>
        </draw:connector>
        <draw:custom-shape draw:style-name="gr4" draw:text-style-name="P2" xml:id="id5" draw:id="id5" draw:layer="layout" svg:width="3.1cm" svg:height="3.3cm" svg:x="6.8cm" svg:y="16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6cm" svg:height="3.7cm" svg:x="7.1cm" svg:y="16.9cm">
          <draw:text-box>
            <text:p>CP</text:p>
            <text:p>Tank</text:p>
            <text:p>20</text:p>
          </draw:text-box>
        </draw:frame>
        <draw:connector draw:style-name="gr5" draw:text-style-name="P3" draw:layer="layout" draw:type="line" svg:x1="9.9cm" svg:y1="18.45cm" svg:x2="16.05cm" svg:y2="6.3cm" draw:start-shape="id5" draw:start-glue-point="1" draw:end-shape="id2" draw:end-glue-point="8" svg:d="M9900 18450l6150-12150" svg:viewBox="0 0 6151 12151">
          <text:p/>
        </draw:connector>
        <draw:connector draw:style-name="gr5" draw:text-style-name="P3" draw:layer="layout" svg:x1="2.9cm" svg:y1="14.1cm" svg:x2="6.8cm" svg:y2="18.45cm" draw:start-shape="id6" draw:start-glue-point="1" draw:end-shape="id5" draw:end-glue-point="3" svg:d="M2900 14100h1950v4350h1950" svg:viewBox="0 0 3901 4351">
          <text:p/>
        </draw:connector>
        <draw:frame draw:style-name="gr2" draw:text-style-name="P4" draw:layer="layout" svg:width="11.4cm" svg:height="0.962cm" svg:x="1.3cm" svg:y="30.738cm">
          <draw:text-box>
            <text:p>t2.setLevel(t1.getLevel()+10);</text:p>
          </draw:text-box>
        </draw:frame>
        <draw:custom-shape draw:style-name="gr4" draw:text-style-name="P2" xml:id="id11" draw:id="id11" draw:layer="layout" svg:width="3.1cm" svg:height="3.3cm" svg:x="6.7cm" svg:y="2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9" draw:id="id9" draw:layer="layout" svg:width="3.1cm" svg:height="2.6cm" svg:x="6.7cm" svg:y="25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1.1cm" svg:height="1.2cm" svg:x="1.6cm" svg:y="17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2cm" svg:height="0.962cm" svg:x="1.6cm" svg:y="17.6cm">
          <draw:text-box>
            <text:p>t2</text:p>
          </draw:text-box>
        </draw:frame>
        <draw:connector draw:style-name="gr5" draw:text-style-name="P3" draw:layer="layout" draw:type="line" svg:x1="2.7cm" svg:y1="18.2cm" svg:x2="6.8cm" svg:y2="18.45cm" draw:start-shape="id7" draw:start-glue-point="1" draw:end-shape="id5" draw:end-glue-point="3" svg:d="M2700 18200l4100 250" svg:viewBox="0 0 4101 251">
          <text:p/>
        </draw:connector>
        <draw:frame draw:style-name="gr2" draw:text-style-name="P1" draw:layer="layout" svg:width="1.2cm" svg:height="0.962cm" svg:x="1.8cm" svg:y="26.838cm">
          <draw:text-box>
            <text:p>t2</text:p>
          </draw:text-box>
        </draw:frame>
        <draw:frame draw:style-name="gr2" draw:text-style-name="P1" draw:layer="layout" svg:width="1.2cm" svg:height="0.962cm" svg:x="1.7cm" svg:y="23.3cm">
          <draw:text-box>
            <text:p>t1</text:p>
          </draw:text-box>
        </draw:frame>
        <draw:custom-shape draw:style-name="gr10" draw:text-style-name="P2" xml:id="id8" draw:id="id8" draw:layer="layout" svg:width="1.3cm" svg:height="1.2cm" svg:x="1.6cm" svg:y="23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1.3cm" svg:height="1.2cm" svg:x="1.7cm" svg:y="26.8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6cm" svg:height="2.456cm" svg:x="6.8cm" svg:y="22.4cm">
          <draw:text-box>
            <text:p>CP</text:p>
            <text:p>Tank</text:p>
            <text:p>10</text:p>
          </draw:text-box>
        </draw:frame>
        <draw:connector draw:style-name="gr5" draw:text-style-name="P3" draw:layer="layout" svg:x1="2.9cm" svg:y1="23.8cm" svg:x2="6.7cm" svg:y2="27.2cm" draw:start-shape="id8" draw:start-glue-point="1" draw:end-shape="id9" draw:end-glue-point="3" svg:d="M2900 23800h1900v3400h1900" svg:viewBox="0 0 3801 3401">
          <text:p/>
        </draw:connector>
        <draw:connector draw:style-name="gr5" draw:text-style-name="P3" draw:layer="layout" draw:type="line" svg:x1="3cm" svg:y1="27.4cm" svg:x2="6.7cm" svg:y2="27.2cm" draw:start-shape="id10" draw:start-glue-point="1" draw:end-shape="id9" draw:end-glue-point="3" svg:d="M3000 27400l3700-200" svg:viewBox="0 0 3701 201">
          <text:p/>
        </draw:connector>
        <draw:frame draw:style-name="gr13" draw:text-style-name="P1" draw:layer="layout" svg:width="2.6cm" svg:height="2.456cm" svg:x="6.9cm" svg:y="26.044cm">
          <draw:text-box>
            <text:p>CP</text:p>
            <text:p>Tank</text:p>
            <text:p>L = 27</text:p>
          </draw:text-box>
        </draw:frame>
        <draw:connector draw:style-name="gr5" draw:text-style-name="P3" draw:layer="layout" draw:type="line" svg:x1="9.8cm" svg:y1="23.85cm" svg:x2="17.641cm" svg:y2="5.817cm" draw:start-shape="id11" draw:start-glue-point="1" draw:end-shape="id2" draw:end-glue-point="9" svg:d="M9800 23850l7841-18033" svg:viewBox="0 0 7842 18034">
          <text:p/>
        </draw:connector>
        <draw:connector draw:style-name="gr5" draw:text-style-name="P3" draw:layer="layout" draw:type="line" svg:x1="9.8cm" svg:y1="27.2cm" svg:x2="17.612cm" svg:y2="6.067cm" draw:start-shape="id9" draw:start-glue-point="1" svg:d="M9800 27200l7812-21133" svg:viewBox="0 0 7813 21134">
          <text:p/>
        </draw:connector>
        <draw:frame draw:style-name="gr15" draw:text-style-name="P4" draw:layer="layout" svg:width="5.7cm" svg:height="0.962cm" svg:x="1.43cm" svg:y="21.221cm">
          <draw:text-box>
            <text:p>t1.setLevel(27);</text:p>
          </draw:text-box>
        </draw:frame>
        <draw:custom-shape draw:style-name="gr4" draw:text-style-name="P2" xml:id="id15" draw:id="id15" draw:layer="layout" svg:width="3.1cm" svg:height="3.3cm" svg:x="6.9cm" svg:y="31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3.1cm" svg:height="2.6cm" svg:x="7cm" svg:y="35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2cm" svg:height="0.962cm" svg:x="1.3cm" svg:y="36.2cm">
          <draw:text-box>
            <text:p>t2</text:p>
          </draw:text-box>
        </draw:frame>
        <draw:frame draw:style-name="gr2" draw:text-style-name="P1" draw:layer="layout" svg:width="1.2cm" svg:height="0.962cm" svg:x="1.2cm" svg:y="32.3cm">
          <draw:text-box>
            <text:p>t1</text:p>
          </draw:text-box>
        </draw:frame>
        <draw:custom-shape draw:style-name="gr10" draw:text-style-name="P2" xml:id="id12" draw:id="id12" draw:layer="layout" svg:width="1.3cm" svg:height="1.2cm" svg:x="1.2cm" svg:y="3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4" draw:id="id14" draw:layer="layout" svg:width="1.3cm" svg:height="1.2cm" svg:x="1.2cm" svg:y="3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" draw:layer="layout" svg:width="2.6cm" svg:height="2.456cm" svg:x="7cm" svg:y="31.944cm">
          <draw:text-box>
            <text:p>CP</text:p>
            <text:p>Tank</text:p>
            <text:p>10</text:p>
          </draw:text-box>
        </draw:frame>
        <draw:connector draw:style-name="gr5" draw:text-style-name="P3" draw:layer="layout" svg:x1="2.5cm" svg:y1="32.7cm" svg:x2="7cm" svg:y2="36.9cm" draw:start-shape="id12" draw:start-glue-point="1" draw:end-shape="id13" draw:end-glue-point="3" svg:d="M2500 32700h2250v4200h2250" svg:viewBox="0 0 4501 4201">
          <text:p/>
        </draw:connector>
        <draw:connector draw:style-name="gr5" draw:text-style-name="P3" draw:layer="layout" draw:type="line" svg:x1="2.5cm" svg:y1="36.7cm" svg:x2="7cm" svg:y2="36.9cm" draw:start-shape="id14" draw:start-glue-point="1" draw:end-shape="id13" draw:end-glue-point="3" svg:d="M2500 36700l4500 200" svg:viewBox="0 0 4501 201">
          <text:p/>
        </draw:connector>
        <draw:frame draw:style-name="gr13" draw:text-style-name="P1" draw:layer="layout" svg:width="2.6cm" svg:height="2.456cm" svg:x="7.1cm" svg:y="35.7cm">
          <draw:text-box>
            <text:p>CP</text:p>
            <text:p>Tank</text:p>
            <text:p>L = 37</text:p>
          </draw:text-box>
        </draw:frame>
        <draw:connector draw:style-name="gr5" draw:text-style-name="P3" draw:layer="layout" draw:type="line" svg:x1="10cm" svg:y1="33.35cm" svg:x2="14.459cm" svg:y2="5.817cm" draw:start-shape="id15" draw:start-glue-point="1" draw:end-shape="id16" draw:end-glue-point="0" svg:d="M10000 33350l4459-27533" svg:viewBox="0 0 4460 27534">
          <text:p/>
        </draw:connector>
        <draw:connector draw:style-name="gr5" draw:text-style-name="P3" draw:layer="layout" draw:type="line" svg:x1="10.1cm" svg:y1="36.9cm" svg:x2="13.8cm" svg:y2="4.65cm" draw:start-shape="id13" draw:start-glue-point="1" draw:end-shape="id2" draw:end-glue-point="6" svg:d="M10100 36900l3700-32250" svg:viewBox="0 0 3701 32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1:45:14.017956284</meta:creation-date>
    <dc:date>2020-12-09T22:02:58.072941334</dc:date>
    <meta:editing-duration>PT7M7S</meta:editing-duration>
    <meta:editing-cycles>3</meta:editing-cycles>
    <meta:generator>LibreOffice/6.4.6.2$Linux_X86_64 LibreOffice_project/40$Build-2</meta:generator>
    <meta:document-statistic meta:object-count="58"/>
  </office:meta>
</office:document-meta>
</file>